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4234f3" officeooo:paragraph-rsid="004234f3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3c86b5" officeooo:paragraph-rsid="00464521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 officeooo:paragraph-rsid="004234f3"/>
    </style:style>
    <style:style style:name="P1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 style:font-weight-asian="bold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/>
    </style:style>
    <style:style style:name="P18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style:text-underline-style="solid" style:text-underline-width="auto" style:text-underline-color="font-color" fo:font-weight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italic" style:text-underline-style="solid" style:text-underline-width="auto" style:text-underline-color="font-color" fo:font-weight="normal"/>
    </style:style>
    <style:style style:name="P2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21" style:family="paragraph" style:parent-style-name="Quotations">
      <style:paragraph-properties fo:margin-left="0in" fo:margin-right="0in" fo:widows="1" fo:text-indent="0in" style:auto-text-indent="false"/>
      <style:text-properties fo:font-variant="normal" fo:text-transform="none" fo:color="#222222" style:font-name="garamond" fo:font-size="12pt" fo:letter-spacing="normal" fo:font-style="normal" fo:font-weight="normal"/>
    </style:style>
    <style:style style:name="P22" style:family="paragraph" style:parent-style-name="Text_20_body">
      <style:paragraph-properties fo:margin-top="0in" fo:margin-bottom="0in" loext:contextual-spacing="false"/>
      <style:text-properties officeooo:paragraph-rsid="00464521"/>
    </style:style>
    <style:style style:name="P23" style:family="paragraph" style:parent-style-name="Text_20_body">
      <style:paragraph-properties fo:margin-top="0in" fo:margin-bottom="0in" loext:contextual-spacing="false"/>
      <style:text-properties fo:font-size="16pt" fo:font-weight="bold" officeooo:rsid="00464521" officeooo:paragraph-rsid="00464521" style:font-size-asian="16pt" style:font-weight-asian="bold" style:font-size-complex="16pt" style:font-weight-complex="bold"/>
    </style:style>
    <style:style style:name="P24" style:family="paragraph" style:parent-style-name="Quotations">
      <style:paragraph-properties fo:margin-left="0.8102in" fo:margin-right="0.3937in" fo:margin-top="0in" fo:margin-bottom="0in" loext:contextual-spacing="false" fo:widows="1" fo:text-indent="0in" style:auto-text-indent="false" fo:padding="0in" fo:border="none"/>
      <style:text-properties style:font-name="garamond" fo:font-size="12pt"/>
    </style:style>
    <style:style style:name="P25" style:family="paragraph" style:parent-style-name="Text_20_body_20_indent">
      <style:paragraph-properties fo:padding="0in" fo:border="none"/>
    </style:style>
    <style:style style:name="P26" style:family="paragraph" style:parent-style-name="Standard">
      <style:paragraph-properties fo:padding="0in" fo:border="none"/>
    </style:style>
    <style:style style:name="P27" style:family="paragraph" style:parent-style-name="Standard" style:list-style-name="L1"/>
    <style:style style:name="P28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38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style:font-size-asian="16pt" style:font-weight-asian="normal" style:font-size-complex="16pt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50" style:family="paragraph" style:parent-style-name="Standard" style:list-style-name="L4">
      <style:paragraph-properties fo:text-align="justify" style:justify-single-word="false"/>
      <style:text-properties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51" style:family="paragraph" style:parent-style-name="Standard" style:list-style-name="L4">
      <style:paragraph-properties fo:text-align="justify" style:justify-single-word="false"/>
      <style:text-properties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font-size="16pt" fo:font-weight="normal" officeooo:rsid="00464521" officeooo:paragraph-rsid="00464521" style:font-size-asian="16pt" style:font-weight-asian="normal" style:font-size-complex="16pt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fo:font-size="16pt" fo:font-weight="normal" officeooo:rsid="0046c3b6" officeooo:paragraph-rsid="0046c3b6" style:font-size-asian="16pt" style:font-weight-asian="normal" style:font-size-complex="16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fo:font-size="16pt" fo:font-weight="normal" officeooo:rsid="0046f089" officeooo:paragraph-rsid="0046f089" style:font-size-asian="16pt" style:font-weight-asian="normal" style:font-size-complex="16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493979" style:font-size-asian="16pt" style:font-weight-asian="normal" style:font-size-complex="16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font-size="16pt" fo:font-weight="normal" officeooo:rsid="004f3118" officeooo:paragraph-rsid="004f3118" style:font-size-asian="16pt" style:font-weight-asian="normal" style:font-size-complex="16pt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fo:font-size="16pt" fo:font-weight="normal" officeooo:rsid="004a69cf" officeooo:paragraph-rsid="004ab59c" style:font-size-asian="16pt" style:font-weight-asian="normal" style:font-size-complex="16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font-size="16pt" fo:font-weight="normal" officeooo:rsid="00532f51" officeooo:paragraph-rsid="00532f51" style:font-size-asian="16pt" style:font-weight-asian="normal" style:font-size-complex="16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ize="16pt" fo:font-weight="normal" officeooo:rsid="00577054" officeooo:paragraph-rsid="00577054" style:font-size-asian="16pt" style:font-weight-asian="normal" style:font-size-complex="16pt" style:font-weight-complex="normal"/>
    </style:style>
    <style:style style:name="P62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P63" style:family="paragraph" style:parent-style-name="Standard" style:list-style-name="L3">
      <style:paragraph-properties fo:text-align="justify" style:justify-single-word="false"/>
      <style:text-properties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64" style:family="paragraph" style:parent-style-name="Standard" style:list-style-name="L4">
      <style:paragraph-properties fo:text-align="justify" style:justify-single-word="false"/>
      <style:text-properties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65" style:family="paragraph" style:parent-style-name="Standard" style:list-style-name="L4">
      <style:paragraph-properties fo:text-align="justify" style:justify-single-word="false"/>
      <style:text-properties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66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4f5817" officeooo:paragraph-rsid="004f5817" style:font-size-asian="16pt" style:font-weight-asian="normal" style:font-size-complex="16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519540" officeooo:paragraph-rsid="00519540" style:font-size-asian="16pt" style:font-weight-asian="normal" style:font-size-complex="16pt" style:font-weight-complex="normal"/>
    </style:style>
    <style:style style:name="P69" style:family="paragraph" style:parent-style-name="Standard" style:list-style-name="L3"/>
    <style:style style:name="P70" style:family="paragraph" style:parent-style-name="Standard" style:list-style-name="L3">
      <style:paragraph-properties fo:text-align="justify" style:justify-single-word="false"/>
      <style:text-properties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P71" style:family="paragraph" style:parent-style-name="Standard" style:list-style-name="L4"/>
    <style:style style:name="P72" style:family="paragraph" style:parent-style-name="Text_20_body">
      <style:text-properties officeooo:paragraph-rsid="00577054"/>
    </style:style>
    <style:style style:name="P73" style:family="paragraph" style:parent-style-name="Heading_20_1">
      <style:paragraph-properties fo:text-align="center" style:justify-single-word="false"/>
    </style:style>
    <style:style style:name="P74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93979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11" style:family="text">
      <style:text-properties fo:font-style="italic" officeooo:rsid="004234f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ffe3" style:font-weight-asian="bold" style:font-weight-complex="bold"/>
    </style:style>
    <style:style style:name="T14" style:family="text">
      <style:text-properties fo:font-weight="bold" officeooo:rsid="004f5817" style:font-weight-asian="bold" style:font-weight-complex="bold"/>
    </style:style>
    <style:style style:name="T15" style:family="text">
      <style:text-properties officeooo:rsid="002a1788"/>
    </style:style>
    <style:style style:name="T16" style:family="text">
      <style:text-properties officeooo:rsid="002f3dea"/>
    </style:style>
    <style:style style:name="T17" style:family="text">
      <style:text-properties officeooo:rsid="00336167"/>
    </style:style>
    <style:style style:name="T18" style:family="text">
      <style:text-properties officeooo:rsid="003affe3"/>
    </style:style>
    <style:style style:name="T19" style:family="text">
      <style:text-properties officeooo:rsid="004234f3"/>
    </style:style>
    <style:style style:name="T20" style:family="text">
      <style:text-properties officeooo:rsid="0046c3b6"/>
    </style:style>
    <style:style style:name="T21" style:family="text">
      <style:text-properties officeooo:rsid="0046f089"/>
    </style:style>
    <style:style style:name="T22" style:family="text">
      <style:text-properties officeooo:rsid="004a69cf"/>
    </style:style>
    <style:style style:name="T23" style:family="text">
      <style:text-properties officeooo:rsid="004ab59c"/>
    </style:style>
    <style:style style:name="T24" style:family="text">
      <style:text-properties fo:font-size="16pt" fo:font-weight="bold" officeooo:rsid="001760c9" style:font-size-asian="16pt" style:font-weight-asian="bold" style:font-size-complex="16pt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4f5817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5817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3" text:outline-level="1">Notes</text:h>
      <text:p text:style-name="P1"/>
      <text:p text:style-name="P72">Chapter 1 &amp;2: Covered by <text:a xlink:type="simple" xlink:href="https://www.youtube.com/playlist?list=PLGLfVvz_LVvSaXCpKS395wbCcmsmgRea7" text:style-name="Internet_20_link" text:visited-style-name="Visited_20_Internet_20_Link">youtube videos</text:a> </text:p>
      <text:p text:style-name="P72"><text:span text:style-name="T24">Chapter 3: Operators</text:span></text:p>
      <text:p text:style-name="P2"/>
      <text:list xml:id="list4701087520263521310" text:style-name="L1">
        <text:list-item>
          <text:p text:style-name="P28">Categories</text:p>
          <text:list>
            <text:list-item>
              <text:p text:style-name="P28">mathematical</text:p>
              <text:list>
                <text:list-item>
                  <text:p text:style-name="P27">+, -, *, /, %, ++, - -</text:p>
                  <text:list>
                    <text:list-item>
                      <text:p text:style-name="P28">note, differences in incremental change operator:</text:p>
                      <text:list>
                        <text:list-item>
                          <text:p text:style-name="P28">a = j++ // same as a = j ; j = j +1</text:p>
                        </text:list-item>
                        <text:list-item>
                          <text:p text:style-name="P28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relational</text:p>
              <text:list>
                <text:list-item>
                  <text:p text:style-name="P27">==, !=, &lt;, &lt;=, &gt;, &gt;=</text:p>
                </text:list-item>
                <text:list-item>
                  <text:p text:style-name="P28">be careful with only one = for ==,</text:p>
                  <text:list>
                    <text:list-item>
                      <text:p text:style-name="P28">if (a = 3) {BLOCK} will always execute since a is not 0 (0 is false)</text:p>
                    </text:list-item>
                  </text:list>
                </text:list-item>
                <text:list-item>
                  <text:p text:style-name="P29">No boolean type, everything except 0 is True</text:p>
                </text:list-item>
              </text:list>
            </text:list-item>
            <text:list-item>
              <text:p text:style-name="P28">logical</text:p>
              <text:list>
                <text:list-item>
                  <text:p text:style-name="P27">&amp;&amp;, | |, !</text:p>
                </text:list-item>
              </text:list>
            </text:list-item>
            <text:list-item>
              <text:p text:style-name="P28">bitwise</text:p>
              <text:list>
                <text:list-item>
                  <text:p text:style-name="P29">these are applied to one or two integers (same size obviously) , comparing bit by bit <text:s/></text:p>
                </text:list-item>
                <text:list-item>
                  <text:p text:style-name="P27">&amp;, |, ^, ~, &gt;&gt;, &lt;&lt;</text:p>
                </text:list-item>
                <text:list-item>
                  <text:p text:style-name="P29">and, or, xor, negate, shift right (lose right most bit and add a 0 at left), shift left (lose left most, add 0 to right most)</text:p>
                </text:list-item>
                <text:list-item>
                  <text:p text:style-name="P30">So 1111 &amp; 0100 is 0100</text:p>
                </text:list-item>
                <text:list-item>
                  <text:p text:style-name="P30">1111 | 0100 is 1111</text:p>
                </text:list-item>
                <text:list-item>
                  <text:p text:style-name="P30">1111 &gt;&gt; is 0111</text:p>
                </text:list-item>
                <text:list-item>
                  <text:p text:style-name="P30">1111 &lt;&lt; is 1110</text:p>
                </text:list-item>
                <text:list-item>
                  <text:p text:style-name="P30">1111 ^ 0100 is 1011</text:p>
                </text:list-item>
                <text:list-item>
                  <text:p text:style-name="P30">~ 1111 is 0000</text:p>
                </text:list-item>
              </text:list>
            </text:list-item>
            <text:list-item>
              <text:p text:style-name="P28">assignment</text:p>
              <text:list>
                <text:list-item>
                  <text:p text:style-name="P29">special assignment +=, -=, *=, /=, &gt;&gt;=, &lt;&lt;=, &amp;=, ^=, </text:p>
                </text:list-item>
                <text:list-item>
                  <text:p text:style-name="P29">a bit more efficient machine code, don’t overuse</text:p>
                </text:list-item>
              </text:list>
            </text:list-item>
          </text:list>
        </text:list-item>
        <text:list-item>
          <text:p text:style-name="P28">Operators are either unary or binary</text:p>
          <text:list>
            <text:list-item>
              <text:p text:style-name="P28">unary ex: -</text:p>
            </text:list-item>
            <text:list-item>
              <text:p text:style-name="P28"><text:soft-page-break/>binary ex: +</text:p>
            </text:list-item>
            <text:list-item>
              <text:p text:style-name="P28">ternary:</text:p>
              <text:list>
                <text:list-item>
                  <text:p text:style-name="P28">only one of these</text:p>
                </text:list-item>
                <text:list-item>
                  <text:p text:style-name="P28">“Conditional operator”</text:p>
                </text:list-item>
                <text:list-item>
                  <text:p text:style-name="P28">max = x &gt; y ? x : y</text:p>
                </text:list-item>
                <text:list-item>
                  <text:p text:style-name="P28">same as, with symbol &amp;, &amp;(x&gt;y, x, y). See, it’s trinary!</text:p>
                </text:list-item>
              </text:list>
            </text:list-item>
          </text:list>
        </text:list-item>
      </text:list>
      <text:p text:style-name="P6"/>
      <text:p text:style-name="P6"/>
      <text:p text:style-name="Text_20_body">Chapter 4</text:p>
      <text:p text:style-name="P7"/>
      <text:p text:style-name="Text_20_body">This stuff is easy: if, else if, else, while loops, do while loops, for loops, switch statement.</text:p>
      <text:p text:style-name="P7"/>
      <text:p text:style-name="Text_20_body">Chapter 5: Compound Data Types</text:p>
      <text:p text:style-name="P3"/>
      <text:list xml:id="list6500074577737785923" text:style-name="L2">
        <text:list-item>
          <text:p text:style-name="P31">Arrays</text:p>
          <text:list>
            <text:list-item>
              <text:p text:style-name="P31">fixed length and of one type, can have arrays of structures</text:p>
            </text:list-item>
            <text:list-item>
              <text:p text:style-name="P31">nice thing is random access (access is constant time)</text:p>
            </text:list-item>
            <text:list-item>
              <text:p text:style-name="P31">Multi <text:span text:style-name="T17">dimensional</text:span> arrays</text:p>
              <text:list>
                <text:list-item>
                  <text:p text:style-name="P31">1d array is just sequence of scalar objects</text:p>
                </text:list-item>
                <text:list-item>
                  <text:p text:style-name="P31">2d is sequence of 1 <text:span text:style-name="T17">dimensional</text:span> array</text:p>
                </text:list-item>
                <text:list-item>
                  <text:p text:style-name="P31">kth is a sequence of k-1 <text:span text:style-name="T17">dimensional</text:span> arrays</text:p>
                </text:list-item>
                <text:list-item>
                  <text:p text:style-name="P31">Syntax:</text:p>
                  <text:list>
                    <text:list-item>
                      <text:p text:style-name="P31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32">so a[1][0] is 4</text:p>
                    </text:list-item>
                    <text:list-item>
                      <text:p text:style-name="P32">3d</text:p>
                      <text:list>
                        <text:list-item>
                          <text:p text:style-name="P62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32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Strings</text:p>
          <text:list>
            <text:list-item>
              <text:p text:style-name="P32">an array of characters with the last being the null byte “\0”</text:p>
            </text:list-item>
            <text:list-item>
              <text:p text:style-name="P32">allows for easy other functions and so we can tell when the string ends…</text:p>
            </text:list-item>
            <text:list-item>
              <text:p text:style-name="P32">also allows a variable length string</text:p>
            </text:list-item>
            <text:list-item>
              <text:p text:style-name="P32">string.h contains some functions</text:p>
              <text:list>
                <text:list-item>
                  <text:p text:style-name="P32">strcpy</text:p>
                </text:list-item>
                <text:list-item>
                  <text:p text:style-name="P32">strcat</text:p>
                </text:list-item>
                <text:list-item>
                  <text:p text:style-name="P32">memcpy (copy of a certain size)</text:p>
                </text:list-item>
                <text:list-item>
                  <text:p text:style-name="P32"><text:soft-page-break/>strcmp</text:p>
                </text:list-item>
                <text:list-item>
                  <text:p text:style-name="P32">memcmp</text:p>
                </text:list-item>
              </text:list>
            </text:list-item>
            <text:list-item>
              <text:p text:style-name="P32">In core formating</text:p>
              <text:list>
                <text:list-item>
                  <text:p text:style-name="P32">%d is integer</text:p>
                </text:list-item>
                <text:list-item>
                  <text:p text:style-name="P32">%f is float</text:p>
                </text:list-item>
                <text:list-item>
                  <text:p text:style-name="P32">%s is string</text:p>
                </text:list-item>
                <text:list-item>
                  <text:p text:style-name="P33">sprintf (same with sscanf)</text:p>
                  <text:list>
                    <text:list-item>
                      <text:p text:style-name="P33">this prints out something and the stores it in first argument</text:p>
                    </text:list-item>
                    <text:list-item>
                      <text:p text:style-name="P33">sprintf(astring, “hi %d”, 3) <text:s/>will store astring as “hi 3”</text:p>
                    </text:list-item>
                  </text:list>
                </text:list-item>
                <text:list-item>
                  <text:p text:style-name="P33">If a string is stored as var x, and you printout x+1, then it will print the string excluding the first letter</text:p>
                  <text:list>
                    <text:list-item>
                      <text:p text:style-name="P33">char x[] = “hello”</text:p>
                    </text:list-item>
                    <text:list-item>
                      <text:p text:style-name="P33">printf(“%s and %s\n”, x + 1, x+2);</text:p>
                      <text:list>
                        <text:list-item>
                          <text:p text:style-name="P33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33">Note that to store string with scanf, no pointer</text:p>
                  <text:list>
                    <text:list-item>
                      <text:p text:style-name="P33">char name[10];</text:p>
                    </text:list-item>
                    <text:list-item>
                      <text:p text:style-name="P33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Structures</text:p>
          <text:list>
            <text:list-item>
              <text:p text:style-name="P33">Data record, fixed size collection of different variables, </text:p>
              <text:list>
                <text:list-item>
                  <text:p text:style-name="P33">Access “members” (the variables in the structure) with .</text:p>
                </text:list-item>
                <text:list-item>
                  <text:p text:style-name="P33">Syntax</text:p>
                  <text:list>
                    <text:list-item>
                      <text:p text:style-name="P33">struct aName{</text:p>
                    </text:list-item>
                    <text:list-item>
                      <text:p text:style-name="P33">char first[20];</text:p>
                    </text:list-item>
                    <text:list-item>
                      <text:p text:style-name="P33">int num;</text:p>
                    </text:list-item>
                    <text:list-item>
                      <text:p text:style-name="P33">float age;</text:p>
                    </text:list-item>
                    <text:list-item>
                      <text:p text:style-name="P33">}; //&lt;&lt;&lt;need semicolon</text:p>
                    </text:list-item>
                    <text:list-item>
                      <text:p text:style-name="P33">struct aName bob = {“hello”, 2, 3.1415};</text:p>
                    </text:list-item>
                    <text:list-item>
                      <text:p text:style-name="P33">bob.num</text:p>
                    </text:list-item>
                    <text:list-item>
                      <text:p text:style-name="P33">bob.age</text:p>
                    </text:list-item>
                    <text:list-item>
                      <text:p text:style-name="P33">bob.first</text:p>
                    </text:list-item>
                  </text:list>
                </text:list-item>
              </text:list>
            </text:list-item>
            <text:list-item>
              <text:p text:style-name="P34">Slightly Complex Example</text:p>
              <text:list>
                <text:list-item>
                  <text:p text:style-name="P35">just has a struct inside it</text:p>
                </text:list-item>
                <text:list-item>
                  <text:p text:style-name="P35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8"/>
      <text:p text:style-name="P8"/>
      <text:p text:style-name="Text_20_body">Chapter <text:span text:style-name="T5">6: Functions</text:span></text:p>
      <text:p text:style-name="P4"><text:soft-page-break/></text:p>
      <text:list xml:id="list5894692323715112697" text:style-name="L3">
        <text:list-item>
          <text:p text:style-name="P63">C is procedural</text:p>
          <text:list>
            <text:list-item>
              <text:p text:style-name="P63">it’s building blocks are functions</text:p>
            </text:list-item>
            <text:list-item>
              <text:p text:style-name="P63">Functions have scope</text:p>
            </text:list-item>
            <text:list-item>
              <text:p text:style-name="P63">Memory is automatic , static or global</text:p>
            </text:list-item>
          </text:list>
        </text:list-item>
        <text:list-item>
          <text:p text:style-name="P36">Functions are defined at file scope</text:p>
          <text:list>
            <text:list-item>
              <text:p text:style-name="P36">can’t nest functions</text:p>
            </text:list-item>
            <text:list-item>
              <text:p text:style-name="P36">enclosed in braces {}</text:p>
            </text:list-item>
            <text:list-item>
              <text:p text:style-name="P36">May take arguments and return a value; name should suggest meaning</text:p>
            </text:list-item>
          </text:list>
        </text:list-item>
        <text:list-item>
          <text:p text:style-name="P63">Value semantics</text:p>
          <text:list>
            <text:list-item>
              <text:p text:style-name="P36">arguments of a function are copied, so you can change those variables inside the function and it would have <text:span text:style-name="T7">no</text:span> change outside the function</text:p>
            </text:list-item>
            <text:list-item>
              <text:p text:style-name="P36">The return is also a <text:span text:style-name="T12">copy </text:span>of the return thing</text:p>
            </text:list-item>
            <text:list-item>
              <text:p text:style-name="P36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36">Void keyword has 2 functions</text:p>
          <text:list>
            <text:list-item>
              <text:p text:style-name="P36">specify that a function has no return value</text:p>
              <text:list>
                <text:list-item>
                  <text:p text:style-name="P36">this makes it what is called a procedure in other languages</text:p>
                </text:list-item>
              </text:list>
            </text:list-item>
            <text:list-item>
              <text:p text:style-name="P36">Disallow arguments</text:p>
              <text:list>
                <text:list-item>
                  <text:p text:style-name="P36">int func(void)</text:p>
                  <text:list>
                    <text:list-item>
                      <text:p text:style-name="P69">{</text:p>
                    </text:list-item>
                    <text:list-item>
                      <text:p text:style-name="P36">return 3;</text:p>
                    </text:list-item>
                    <text:list-item>
                      <text:p text:style-name="P69">}</text:p>
                    </text:list-item>
                  </text:list>
                </text:list-item>
                <text:list-item>
                  <text:p text:style-name="P36">This ^ does not allow any inputs to the function.</text:p>
                </text:list-item>
              </text:list>
            </text:list-item>
          </text:list>
        </text:list-item>
        <text:list-item>
          <text:p text:style-name="P37">Functions should be declared or defined before called</text:p>
          <text:list>
            <text:list-item>
              <text:p text:style-name="P37">separation of declaration and definition allows you to call functions from different files</text:p>
            </text:list-item>
            <text:list-item>
              <text:p text:style-name="P37">Prototype (or declaration)</text:p>
            </text:list-item>
            <text:list-item>
              <text:p text:style-name="P37">Ex:</text:p>
            </text:list-item>
            <text:list-item>
              <text:p text:style-name="P37">float ave(int, int); //declaration or prototype</text:p>
            </text:list-item>
            <text:list-item>
              <text:p text:style-name="P37">int main () {calls ave}</text:p>
            </text:list-item>
            <text:list-item>
              <text:p text:style-name="P37">ave (int a, int b){…} //definition</text:p>
            </text:list-item>
          </text:list>
        </text:list-item>
        <text:list-item>
          <text:p text:style-name="P37">Multiple File Usage</text:p>
          <text:list>
            <text:list-item>
              <text:p text:style-name="P37">3 files</text:p>
            </text:list-item>
            <text:list-item>
              <text:p text:style-name="P37">mystuff.h</text:p>
              <text:list>
                <text:list-item>
                  <text:p text:style-name="P37"><text:soft-page-break/>float ave(int, int); //declaration</text:p>
                </text:list-item>
              </text:list>
            </text:list-item>
            <text:list-item>
              <text:p text:style-name="P37">mystuff.c</text:p>
              <text:list>
                <text:list-item>
                  <text:p text:style-name="P38">#include “mystuff.h”</text:p>
                </text:list-item>
                <text:list-item>
                  <text:p text:style-name="P37">float ave(int a, int b) {..implementation}</text:p>
                </text:list-item>
              </text:list>
            </text:list-item>
            <text:list-item>
              <text:p text:style-name="P38">fun3.c</text:p>
              <text:list>
                <text:list-item>
                  <text:p text:style-name="P38">#include &lt;stdio.h&gt;</text:p>
                </text:list-item>
                <text:list-item>
                  <text:p text:style-name="P38">#include “mystuff.h”</text:p>
                </text:list-item>
                <text:list-item>
                  <text:p text:style-name="P38">int main() {</text:p>
                  <text:list>
                    <text:list-item>
                      <text:p text:style-name="P38">ave(x,y);</text:p>
                    </text:list-item>
                    <text:list-item>
                      <text:p text:style-name="P69">}</text:p>
                    </text:list-item>
                  </text:list>
                </text:list-item>
              </text:list>
            </text:list-item>
            <text:list-item>
              <text:p text:style-name="P38">Scope</text:p>
              <text:list>
                <text:list-item>
                  <text:p text:style-name="P38">C is a “block” scope language</text:p>
                </text:list-item>
                <text:list-item>
                  <text:p text:style-name="P38">3 types of scope</text:p>
                  <text:list>
                    <text:list-item>
                      <text:p text:style-name="P38">local scope: variable only seen inside {block}</text:p>
                      <text:list>
                        <text:list-item>
                          <text:p text:style-name="P38">in functions and loops and if statements <text:span text:style-name="T15">or inside ANY {block}</text:span></text:p>
                        </text:list-item>
                      </text:list>
                    </text:list-item>
                    <text:list-item>
                      <text:p text:style-name="P38">File scope</text:p>
                      <text:list>
                        <text:list-item>
                          <text:p text:style-name="P38">Outside of a func, from there until end of file</text:p>
                        </text:list-item>
                        <text:list-item>
                          <text:p text:style-name="P38">ex: functions themselves</text:p>
                        </text:list-item>
                      </text:list>
                    </text:list-item>
                    <text:list-item>
                      <text:p text:style-name="P38">Program scope</text:p>
                      <text:list>
                        <text:list-item>
                          <text:p text:style-name="P39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38">Other, not relevant ones too</text:p>
                    </text:list-item>
                    <text:list-item>
                      <text:p text:style-name="P39">General rule:</text:p>
                      <text:list>
                        <text:list-item>
                          <text:p text:style-name="P39">1. If a name not <text:span text:style-name="T10">yet </text:span><text:span text:style-name="T13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39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Variables</text:p>
              <text:list>
                <text:list-item>
                  <text:p text:style-name="P39">Automatic <text:span text:style-name="T18">Variables</text:span></text:p>
                  <text:list>
                    <text:list-item>
                      <text:p text:style-name="P40">allocated on the program stack (so they are used and then discarded)</text:p>
                    </text:list-item>
                    <text:list-item>
                      <text:p text:style-name="P40"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40">Precisely those variables defined inside a block without the keyword “static”</text:p>
                    </text:list-item>
                  </text:list>
                </text:list-item>
                <text:list-item>
                  <text:p text:style-name="P41"><text:soft-page-break/>Static variables</text:p>
                  <text:list>
                    <text:list-item>
                      <text:p text:style-name="P41">Not on stack; in special data area</text:p>
                    </text:list-item>
                    <text:list-item>
                      <text:p text:style-name="P41">Precisely variables in “file scope” or variables in a block declared with keyword “static”</text:p>
                    </text:list-item>
                    <text:list-item>
                      <text:p text:style-name="P70">These variables are initialized <text:span text:style-name="T9">only once</text:span>, sometimes during the startup of the program</text:p>
                    </text:list-item>
                    <text:list-item>
                      <text:p text:style-name="P41">example:</text:p>
                      <text:list>
                        <text:list-item>
                          <text:p text:style-name="P41">int count() {</text:p>
                          <text:list>
                            <text:list-item>
                              <text:p text:style-name="P41">static x = 0;</text:p>
                            </text:list-item>
                            <text:list-item>
                              <text:p text:style-name="P41">x++;</text:p>
                            </text:list-item>
                            <text:list-item>
                              <text:p text:style-name="P41">return x;</text:p>
                            </text:list-item>
                            <text:list-item>
                              <text:p text:style-name="P69">}</text:p>
                            </text:list-item>
                          </text:list>
                        </text:list-item>
                        <text:list-item>
                          <text:p text:style-name="P41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41">Global variables</text:p>
                  <text:list>
                    <text:list-item>
                      <text:p text:style-name="P41">these have “program scope”</text:p>
                    </text:list-item>
                    <text:list-item>
                      <text:p text:style-name="P41">All variables outside of functions have program scope unless explicitly restricted </text:p>
                      <text:list>
                        <text:list-item>
                          <text:p text:style-name="P42">to restrict it, use keyword “static”</text:p>
                        </text:list-item>
                        <text:list-item>
                          <text:p text:style-name="P42">ex:</text:p>
                          <text:list>
                            <text:list-item>
                              <text:p text:style-name="P42">(File.c)</text:p>
                            </text:list-item>
                            <text:list-item>
                              <text:p text:style-name="P42">int y<text:span text:style-name="T16">=4</text:span>;</text:p>
                            </text:list-item>
                            <text:list-item>
                              <text:p text:style-name="P42">static int x;</text:p>
                            </text:list-item>
                            <text:list-item>
                              <text:p text:style-name="P42">int func(){}</text:p>
                            </text:list-item>
                            <text:list-item>
                              <text:p text:style-name="P42">int main(){return 0;}</text:p>
                            </text:list-item>
                          </text:list>
                        </text:list-item>
                        <text:list-item>
                          <text:p text:style-name="P42">x is file scope but not program scope</text:p>
                        </text:list-item>
                        <text:list-item>
                          <text:p text:style-name="P43">To use ex:</text:p>
                          <text:list>
                            <text:list-item>
                              <text:p text:style-name="P43">File1.c</text:p>
                            </text:list-item>
                            <text:list-item>
                              <text:p text:style-name="P43">extern int y;</text:p>
                              <text:list>
                                <text:list-item>
                                  <text:p text:style-name="P44">you only use the keyword “extern” if you are not in a function or block</text:p>
                                </text:list-item>
                                <text:list-item>
                                  <text:p text:style-name="P44"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43">printf(%d, y)</text:p>
                            </text:list-item>
                          </text:list>
                        </text:list-item>
                        <text:list-item>
                          <text:p text:style-name="P43">compile: gcc File.c File1.c -o output</text:p>
                        </text:list-item>
                        <text:list-item>
                          <text:p text:style-name="P43">run: ./output</text:p>
                        </text:list-item>
                      </text:list>
                    </text:list-item>
                    <text:list-item>
                      <text:p text:style-name="P43">You can do this to hide data when calling from other files</text:p>
                      <text:list>
                        <text:list-item>
                          <text:p text:style-name="P43"><text:soft-page-break/>do static int func() {}</text:p>
                        </text:list-item>
                        <text:list-item>
                          <text:p text:style-name="P43">static var x;</text:p>
                        </text:list-item>
                        <text:list-item>
                          <text:p text:style-name="P43">static struct </text:p>
                        </text:list-item>
                      </text:list>
                    </text:list-item>
                    <text:list-item>
                      <text:p text:style-name="P43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45">Stack example, ideas</text:p>
              <text:list>
                <text:list-item>
                  <text:p text:style-name="P46">make sure to include the implementation you either</text:p>
                  <text:list>
                    <text:list-item>
                      <text:p text:style-name="P46">1. create a header file and #include that header file file1.h into file1.c and then just include the header file in use_file.c</text:p>
                    </text:list-item>
                    <text:list-item>
                      <text:p text:style-name="P46">OR… 2. just make the implementation file1.c and #include “file1.c” in use_file.c</text:p>
                    </text:list-item>
                  </text:list>
                </text:list-item>
                <text:list-item>
                  <text:p text:style-name="P47">To compile with 1:</text:p>
                  <text:list>
                    <text:list-item>
                      <text:p text:style-name="P47">gcc -c file1.c use_file.c</text:p>
                    </text:list-item>
                    <text:list-item>
                      <text:p text:style-name="P47">gcc file1.o use_file.o</text:p>
                    </text:list-item>
                  </text:list>
                </text:list-item>
                <text:list-item>
                  <text:p text:style-name="P47">To compile with 2:</text:p>
                  <text:list>
                    <text:list-item>
                      <text:p text:style-name="P47">gcc use_file.c</text:p>
                    </text:list-item>
                  </text:list>
                </text:list-item>
                <text:list-item>
                  <text:p text:style-name="P47">The use of header is good practice</text:p>
                </text:list-item>
              </text:list>
            </text:list-item>
          </text:list>
        </text:list-item>
      </text:list>
      <text:p text:style-name="P9"/>
      <text:p text:style-name="Text_20_body">Chapter 7</text:p>
      <text:p text:style-name="P5"/>
      <text:list xml:id="list2405541522882680810" text:style-name="L4">
        <text:list-item>
          <text:p text:style-name="P49">Overview</text:p>
          <text:list>
            <text:list-item>
              <text:p text:style-name="P49">It’s all about indirection</text:p>
            </text:list-item>
            <text:list-item>
              <text:p text:style-name="P49">Simulating call by reference</text:p>
            </text:list-item>
            <text:list-item>
              <text:p text:style-name="P49">Command line arguments</text:p>
            </text:list-item>
            <text:list-item>
              <text:p text:style-name="P49">Heap variables (dynamic memory)</text:p>
            </text:list-item>
          </text:list>
        </text:list-item>
        <text:list-item>
          <text:p text:style-name="P49">2 operators</text:p>
          <text:list>
            <text:list-item>
              <text:p text:style-name="P49">&amp;: address of</text:p>
            </text:list-item>
            <text:list-item>
              <text:p text:style-name="P49">*: what it points to (“De-referencing”)</text:p>
            </text:list-item>
          </text:list>
        </text:list-item>
        <text:list-item>
          <text:p text:style-name="P49">Can change things in main from function with pointer given</text:p>
        </text:list-item>
        <text:list-item>
          <text:p text:style-name="P50">Ragged arrays: using pointers to conserve memory</text:p>
          <text:list>
            <text:list-item>
              <text:p text:style-name="P50">ex, an array of strings</text:p>
            </text:list-item>
            <text:list-item>
              <text:p text:style-name="P51">allocate an array of pointers to char</text:p>
            </text:list-item>
            <text:list-item>
              <text:p text:style-name="P52">char *names[5];</text:p>
            </text:list-item>
            <text:list-item>
              <text:p text:style-name="P52">to use, </text:p>
              <text:list>
                <text:list-item>
                  <text:p text:style-name="P52">names[i] = malloc(some size)</text:p>
                </text:list-item>
                <text:list-item>
                  <text:p text:style-name="P52">names[i] = “some string that fits in some size”</text:p>
                </text:list-item>
              </text:list>
            </text:list-item>
          </text:list>
        </text:list-item>
        <text:list-item>
          <text:p text:style-name="P51"><text:soft-page-break/>Command line arguments</text:p>
          <text:list>
            <text:list-item>
              <text:p text:style-name="P51">these are given as arguments to main</text:p>
            </text:list-item>
            <text:list-item>
              <text:p text:style-name="P51">these are in the form of a ragged array</text:p>
            </text:list-item>
            <text:list-item>
              <text:p text:style-name="P51">syntax:</text:p>
              <text:list>
                <text:list-item>
                  <text:p text:style-name="P64">int main(int argc, char * argv[])</text:p>
                </text:list-item>
                <text:list-item>
                  <text:p text:style-name="P51">// you can make the names argc, argv whatever, but these are standard</text:p>
                </text:list-item>
                <text:list-item>
                  <text:p text:style-name="P51">//just use it that way</text:p>
                </text:list-item>
                <text:list-item>
                  <text:p text:style-name="P51">if you do:</text:p>
                  <text:list>
                    <text:list-item>
                      <text:p text:style-name="P51">int main(int argc, char *argv[])</text:p>
                    </text:list-item>
                    <text:list-item>
                      <text:p text:style-name="P71">{</text:p>
                    </text:list-item>
                    <text:list-item>
                      <text:p text:style-name="P51">//print each arg</text:p>
                    </text:list-item>
                    <text:list-item>
                      <text:p text:style-name="P71">}</text:p>
                    </text:list-item>
                    <text:list-item>
                      <text:p text:style-name="P51"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51">Null is special pointer, it is special because it is invalid and cannot be allocated to or used</text:p>
              <text:list>
                <text:list-item>
                  <text:p text:style-name="P51">it is a flag and a security thing to help stop mistakes</text:p>
                </text:list-item>
                <text:list-item>
                  <text:p text:style-name="P66">you can’t dereference null (assign a value)</text:p>
                </text:list-item>
              </text:list>
            </text:list-item>
          </text:list>
        </text:list-item>
        <text:list-item>
          <text:p text:style-name="P48">Memory on Heap</text:p>
          <text:list>
            <text:list-item>
              <text:p text:style-name="P51">Asking for memory on the heap is called <text:span text:style-name="T7">malloc( number of bytes)</text:span></text:p>
              <text:list>
                <text:list-item>
                  <text:p text:style-name="P48">if malloc can’t get memory, it returns NULL</text:p>
                </text:list-item>
              </text:list>
            </text:list-item>
            <text:list-item>
              <text:p text:style-name="P48">You release your memory when you no longer need some area of memory</text:p>
              <text:list>
                <text:list-item>
                  <text:p text:style-name="P48">free(pointer_that_you_got_from_malloc)</text:p>
                </text:list-item>
              </text:list>
            </text:list-item>
            <text:list-item>
              <text:p text:style-name="P48">4 functions in &lt;stdlib.h&gt;</text:p>
              <text:list>
                <text:list-item>
                  <text:p text:style-name="P65">void *malloc(size_t size);</text:p>
                  <text:list>
                    <text:list-item>
                      <text:p text:style-name="P48">type size_t is just an unsigned integer for number of bytes</text:p>
                    </text:list-item>
                    <text:list-item>
                      <text:p text:style-name="P48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65">void free(void *ptr);</text:p>
                </text:list-item>
                <text:list-item>
                  <text:p text:style-name="P65">void * calloc(size_t nelems, size_t elem_size);</text:p>
                  <text:list>
                    <text:list-item>
                      <text:p text:style-name="P48">this defines an array of nelements elements in the array and each one has size elem_size</text:p>
                    </text:list-item>
                    <text:list-item>
                      <text:p text:style-name="P48">system just multiplies nelems with elem_size and allocates that and returns a pointer to that</text:p>
                    </text:list-item>
                  </text:list>
                </text:list-item>
                <text:list-item>
                  <text:p text:style-name="P65">void *realloc(void *ptr, size_t size);</text:p>
                  <text:list>
                    <text:list-item>
                      <text:p text:style-name="P48">reallocates a pointer to a new size</text:p>
                    </text:list-item>
                    <text:list-item>
                      <text:p text:style-name="P48">often quite <text:span text:style-name="T18">usefu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oft-page-break/>Arrays are always passed by reference</text:p>
          <text:list>
            <text:list-item>
              <text:p text:style-name="P52">they are not scalar objects, </text:p>
            </text:list-item>
            <text:list-item>
              <text:p text:style-name="P52">all arrays are pointers to the first element in an array, </text:p>
            </text:list-item>
            <text:list-item>
              <text:p text:style-name="P52">so:</text:p>
              <text:list>
                <text:list-item>
                  <text:p text:style-name="P52">int x[3] = {1,2,3}</text:p>
                </text:list-item>
                <text:list-item>
                  <text:p text:style-name="P52">printf(%d, *(x+1));</text:p>
                </text:list-item>
                <text:list-item>
                  <text:p text:style-name="P53">prints 2</text:p>
                </text:list-item>
              </text:list>
            </text:list-item>
            <text:list-item>
              <text:p text:style-name="P53">Note, this means char x[] and char *x are exactly the same thing.</text:p>
            </text:list-item>
          </text:list>
        </text:list-item>
      </text:list>
      <text:p text:style-name="Standard">–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4" text:outline-level="3"><text:soft-page-break/>Important Points:</text:h>
      <text:p text:style-name="Text_20_body">Point 1</text:p>
      <text:p text:style-name="P13"/>
      <text:p text:style-name="Text_20_body">Code X:</text:p>
      <text:p text:style-name="Text_20_body">int a[3] = {1,2,3};</text:p>
      <text:p text:style-name="P12"/>
      <text:p text:style-name="Text_20_body">Code y:</text:p>
      <text:p text:style-name="Text_20_body">int *a;</text:p>
      <text:p text:style-name="Text_20_body">a = (int *) malloc( 3 *sizeof(int));</text:p>
      <text:p text:style-name="Text_20_body">for (int I = 0; I &lt; 3; ++I)</text:p>
      <text:p text:style-name="Standard">{</text:p>
      <text:p text:style-name="P21">a[i] = i + 1;</text:p>
      <text:p text:style-name="Standard">}</text:p>
      <text:p text:style-name="P14"/>
      <text:p text:style-name="P14"><text:span text:style-name="T19">T</text:span>hese <text:span text:style-name="T19">are </text:span><text:span text:style-name="T6">exactl</text:span><text:span text:style-name="T11">y </text:span>the same except for the place they are allocated (the first on the stack, the second on the heap; <text:span text:style-name="T20">see </text:span><text:a xlink:type="simple" xlink:href="https://www.youtube.com/watch?v=wlJJgjdgvYE" text:style-name="Internet_20_link" text:visited-style-name="Visited_20_Internet_20_Link"><text:span text:style-name="T20">this link</text:span></text:a>).</text:p>
      <text:p text:style-name="P17"/>
      <text:p text:style-name="P17">Point 1</text:p>
      <text:p text:style-name="P14">Same as <text:span text:style-name="T19">point</text:span> 1:</text:p>
      <text:p text:style-name="P16"/>
      <text:p text:style-name="P14">Code x:</text:p>
      <text:p text:style-name="P14">int matrix[2][2] = {{0,1}, {1,2}};</text:p>
      <text:p text:style-name="P14"/>
      <text:p text:style-name="P14">Code y:</text:p>
      <text:p text:style-name="P14">int **matrix;</text:p>
      <text:p text:style-name="P14">matrix = (int **) malloc( 2 * sizeof(int *));</text:p>
      <text:p text:style-name="P14">for (int i = 0; i &lt; 2; ++i)</text:p>
      <text:p text:style-name="Standard">{</text:p>
      <text:p text:style-name="P25">matrix[I] = (int <text:span text:style-name="T12">) malloc( 2 </text:span><text:s/>sizeof(int));</text:p>
      <text:p text:style-name="P25">for (int j = 0; j &lt; 2; ++j)</text:p>
      <text:p text:style-name="P26">{</text:p>
      <text:p text:style-name="P25">matrix[I][j] = I + j;</text:p>
      <text:p text:style-name="P26">}</text:p>
      <text:p text:style-name="P24"/>
      <text:p text:style-name="Standard">}</text:p>
      <text:p text:style-name="P15"/>
      <text:p text:style-name="P15"><text:span text:style-name="T19">Point </text:span><text:s/>3</text:p>
      <text:p text:style-name="P15"/>
      <text:p text:style-name="P14">In general, if I do:</text:p>
      <text:p text:style-name="P14"><text:soft-page-break/></text:p>
      <text:p text:style-name="P14">&lt;type&gt; *var;</text:p>
      <text:p text:style-name="P14">var = ( &lt;type&gt; *) malloc( k * sizeof(&lt;type&gt;) );</text:p>
      <text:p text:style-name="P14"/>
      <text:p text:style-name="P14">assuming malloc can find the heap memory, it will return the address to a block of memory that has enough space to store k values of type &lt;type&gt;.</text:p>
      <text:p text:style-name="P14">Further, var IS an array of k &lt;type&gt;'s since arrays ARE pointers to a block of memory divided into <text:span text:style-name="T6">consecutive </text:span>sections based on the size of bits the type of objects it stores take up.</text:p>
      <text:p text:style-name="P14"/>
      <text:p text:style-name="P19">Pictorially:</text:p>
      <text:p text:style-name="P18"/>
      <text:p text:style-name="P20">on stack:</text:p>
      <text:p text:style-name="P21">var is:</text:p>
      <text:p text:style-name="P21">[ 123 @some_address]</text:p>
      <text:p text:style-name="P14"/>
      <text:p text:style-name="P14">... in heap:</text:p>
      <text:p text:style-name="P20"/>
      <text:p text:style-name="P21">[&lt;1st object of type &lt;type&gt; @123&gt; | &lt; 2nd object of type &lt;type&gt; @124&gt; | ... | &lt;kth object of type &lt;type&gt; @(123 + k - 1)&gt;] </text:p>
      <text:p text:style-name="P14"/>
      <text:p text:style-name="P15"><text:span text:style-name="T19">Point</text:span> 4:</text:p>
      <text:p text:style-name="P15"/>
      <text:p text:style-name="P14">*(x + i) is <text:span text:style-name="T6">exactly </text:span>the same as x[i]. </text:p>
      <text:p text:style-name="P22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Chapter 8b</text:p>
      <text:p text:style-name="P11"/>
      <text:p text:style-name="P11"/>
      <text:list xml:id="list114353015619090" text:continue-numbering="true" text:style-name="L4">
        <text:list-item>
          <text:p text:style-name="P54">Odds and Ends</text:p>
          <text:list>
            <text:list-item>
              <text:p text:style-name="P54">unsigned integers</text:p>
              <text:list>
                <text:list-item>
                  <text:p text:style-name="P54">each type except char has unsigned part</text:p>
                  <text:list>
                    <text:list-item>
                      <text:p text:style-name="P54">ex: unsigned int, long, short, float, … and number is positive and zero</text:p>
                    </text:list-item>
                  </text:list>
                </text:list-item>
                <text:list-item>
                  <text:p text:style-name="P54">Often used as array indicies</text:p>
                </text:list-item>
              </text:list>
            </text:list-item>
            <text:list-item>
              <text:p text:style-name="P54">size_t is an unsigned int </text:p>
            </text:list-item>
            <text:list-item>
              <text:p text:style-name="P54">note that you need to look up implementation if bitshifting with unsigned integers</text:p>
            </text:list-item>
            <text:list-item>
              <text:p text:style-name="P61">#IFNDEF, sources: <text:a xlink:type="simple" xlink:href="https://cs50.harvard.edu/resources/cppreference.com/preprocessor/preprocessor_if.html" text:style-name="Internet_20_link" text:visited-style-name="Visited_20_Internet_20_Link">see this</text:a></text:p>
            </text:list-item>
          </text:list>
        </text:list-item>
        <text:list-item>
          <text:p text:style-name="P54">You can nest pointers</text:p>
          <text:list>
            <text:list-item>
              <text:p text:style-name="P54">The standard says at most to 12 levels deep.</text:p>
            </text:list-item>
            <text:list-item>
              <text:p text:style-name="P55">See the clear explanation above (the notes).</text:p>
            </text:list-item>
          </text:list>
        </text:list-item>
        <text:list-item>
          <text:p text:style-name="P55">Pointer Arithmetic</text:p>
          <text:list>
            <text:list-item>
              <text:p text:style-name="P55">int *p;</text:p>
            </text:list-item>
            <text:list-item>
              <text:p text:style-name="P55">p = (int *) malloc(k *sizeof(int));</text:p>
            </text:list-item>
            <text:list-item>
              <text:p text:style-name="P55">p[i] is *(p + i), the ith element in the array of k ints</text:p>
            </text:list-item>
            <text:list-item>
              <text:p text:style-name="P55">let q = p+k</text:p>
            </text:list-item>
            <text:list-item>
              <text:p text:style-name="P55">q – p is the length of the array <text:span text:style-name="T21">minus 1</text:span>, <text:span text:style-name="T21">(</text:span>k - <text:span text:style-name="T21">1)</text:span></text:p>
            </text:list-item>
            <text:list-item>
              <text:p text:style-name="P55">So, </text:p>
              <text:list>
                <text:list-item>
                  <text:p text:style-name="P55">subtracting two pointers, if done carefully, gives the number of elements between the two locations</text:p>
                </text:list-item>
                <text:list-item>
                  <text:p text:style-name="P56">Only works if the pointers are of the same type (e.g., both int *)</text:p>
                  <text:list>
                    <text:list-item>
                      <text:p text:style-name="P56">this is because, the number of bytes is used in the computation.</text:p>
                    </text:list-item>
                    <text:list-item>
                      <text:p text:style-name="P56">So if you cast a pointer to a different type when subtracting, and that type uses a different amount of bytes, the difference will chan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sizeof(void *ptr ) gives you the amount of <text:span text:style-name="T14">bytes</text:span> allocated to ptr <text:span text:style-name="T8">recursively</text:span>, NOT the amount of bits</text:p>
          <text:list>
            <text:list-item>
              <text:p text:style-name="P56">ex:</text:p>
              <text:list>
                <text:list-item>
                  <text:p text:style-name="P56">int *x;</text:p>
                </text:list-item>
                <text:list-item>
                  <text:p text:style-name="P56">x = malloc( k * sizeof(int));</text:p>
                </text:list-item>
                <text:list-item>
                  <text:p text:style-name="P56">printf(“%d\n”, sizeof(x)); // this will print <text:span text:style-name="T27">k * </text:span><text:span text:style-name="T28">sizeof(int)</text:span></text:p>
                </text:list-item>
              </text:list>
            </text:list-item>
            <text:list-item>
              <text:p text:style-name="P57">ex:</text:p>
              <text:list>
                <text:list-item>
                  <text:p text:style-name="P57">int y[4][3];</text:p>
                </text:list-item>
                <text:list-item>
                  <text:p text:style-name="P57"><text:soft-page-break/>printf(“%d”, sizeof(y)) // will print <text:span text:style-name="T25">12 * </text:span><text:span text:style-name="T26">sizeof(int)</text:span></text:p>
                </text:list-item>
                <text:list-item>
                  <text:p text:style-name="P67">However, this only works in the scope where the ptr was defined. If you defined it in one scope but call it in another that fails.</text:p>
                  <text:list>
                    <text:list-item>
                      <text:p text:style-name="P68">int min( int *ptr)</text:p>
                    </text:list-item>
                    <text:list-item>
                      <text:p text:style-name="P68">{</text:p>
                      <text:list>
                        <text:list-item>
                          <text:p text:style-name="P68">int len = sizeof(ptr) / sizeof(int) // this will <text:span text:style-name="T12">FAIL</text:span></text:p>
                        </text:list-item>
                      </text:list>
                    </text:list-item>
                    <text:list-item>
                      <text:p text:style-name="P68">{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s/><text:span text:style-name="T22">Matrices and arrays</text:span></text:p>
          <text:list>
            <text:list-item>
              <text:p text:style-name="P58">Lots of good rules above</text:p>
              <text:list>
                <text:list-item>
                  <text:p text:style-name="P58">Including...</text:p>
                </text:list-item>
                <text:list-item>
                  <text:p text:style-name="P58">a == &amp;(a[0])</text:p>
                </text:list-item>
                <text:list-item>
                  <text:p text:style-name="P58">*(a + I) = a[i]</text:p>
                </text:list-item>
              </text:list>
            </text:list-item>
            <text:list-item>
              <text:p text:style-name="P57">See <text:a xlink:type="simple" xlink:href="http://www.unixwiz.net/techtips/reading-cdecl.html" text:style-name="Internet_20_link" text:visited-style-name="Visited_20_Internet_20_Link">this resource </text:a>for clear rules. Also note <text:a xlink:type="simple" xlink:href="https://www.quora.com/Is-there-a-difference-between-int-a-10-and-int-*a-10?redirected_qid=2860509" text:style-name="Internet_20_link" text:visited-style-name="Visited_20_Internet_20_Link">this source</text:a>. Source for <text:a xlink:type="simple" xlink:href="http://en.cppreference.com/w/c/language/operator_precedence" text:style-name="Internet_20_link" text:visited-style-name="Visited_20_Internet_20_Link">operator precedence</text:a>.</text:p>
              <text:list>
                <text:list-item>
                  <text:p text:style-name="P59">For clear rules, you essentially form a path from &lt;var name&gt; to &lt;type&gt; via precedence rules (and you can’t make ambig<text:span text:style-name="T23">u</text:span>ous stuff with precedence rules cause the <text:s/>compiler will yell at you</text:p>
                </text:list-item>
                <text:list-item>
                  <text:p text:style-name="P60">good idea to typedef long declarations </text:p>
                </text:list-item>
                <text:list-item>
                  <text:p text:style-name="P60">Note</text:p>
                  <text:list>
                    <text:list-item>
                      <text:p text:style-name="P60">int *p[10]; <text:s/>is int *(p[10])</text:p>
                      <text:list>
                        <text:list-item>
                          <text:p text:style-name="P60">which means if you index p (up to 10) and then derefrence that, you have an int</text:p>
                        </text:list-item>
                        <text:list-item>
                          <text:p text:style-name="P60">thus, p is an array of 10 int pointers</text:p>
                        </text:list-item>
                      </text:list>
                    </text:list-item>
                    <text:list-item>
                      <text:p text:style-name="P60">int (*p)[10]; </text:p>
                      <text:list>
                        <text:list-item>
                          <text:p text:style-name="P60">means dereference p and then index it up to 10 to get an integer</text:p>
                        </text:list-item>
                        <text:list-item>
                          <text:p text:style-name="P60">So, p is a pointer to an array of 10 integers</text:p>
                        </text:list-item>
                      </text:list>
                    </text:list-item>
                  </text:list>
                </text:list-item>
                <text:list-item>
                  <text:p text:style-name="P60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7-20T11:43:49.247184851</dc:date>
    <meta:editing-duration>PT20H54M2S</meta:editing-duration>
    <meta:editing-cycles>25</meta:editing-cycles>
    <meta:document-statistic meta:table-count="0" meta:image-count="0" meta:object-count="0" meta:page-count="13" meta:paragraph-count="351" meta:word-count="2473" meta:character-count="12051" meta:non-whitespace-character-count="10195"/>
  </office:meta>
</office:document-meta>
</file>